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5pt" fo:font-weight="normal" officeooo:rsid="001c2749" officeooo:paragraph-rsid="00127736" style:font-size-asian="15pt" style:font-weight-asian="normal" style:font-size-complex="15pt" style:font-weight-complex="normal"/>
    </style:style>
    <style:style style:name="P2" style:family="paragraph" style:parent-style-name="Standard">
      <style:text-properties style:font-name="Courier New" fo:font-size="15pt" fo:font-weight="normal" officeooo:rsid="0003bcdc" officeooo:paragraph-rsid="00127736" style:font-size-asian="15pt" style:font-weight-asian="normal" style:font-size-complex="15pt" style:font-weight-complex="normal"/>
    </style:style>
    <style:style style:name="P3" style:family="paragraph" style:parent-style-name="Standard">
      <style:text-properties style:font-name="Courier New" fo:font-size="15pt" fo:font-weight="normal" officeooo:rsid="0023ff57" officeooo:paragraph-rsid="00127736" style:font-size-asian="15pt" style:font-weight-asian="normal" style:font-size-complex="15pt" style:font-weight-complex="normal"/>
    </style:style>
    <style:style style:name="P4" style:family="paragraph" style:parent-style-name="Standard">
      <style:text-properties style:font-name="Courier New" fo:font-size="15pt" fo:font-weight="normal" officeooo:rsid="00030d3f" officeooo:paragraph-rsid="00127736" style:font-size-asian="15pt" style:font-weight-asian="normal" style:font-size-complex="15pt" style:font-weight-complex="normal"/>
    </style:style>
    <style:style style:name="P5" style:family="paragraph" style:parent-style-name="Standard">
      <style:text-properties style:font-name="Courier New" fo:font-size="15pt" style:text-underline-style="none" fo:font-weight="normal" officeooo:rsid="00030d3f" officeooo:paragraph-rsid="00127736" style:font-size-asian="15pt" style:font-weight-asian="normal" style:font-size-complex="15pt" style:font-weight-complex="normal"/>
    </style:style>
    <style:style style:name="P6" style:family="paragraph" style:parent-style-name="Standard">
      <style:text-properties style:font-name="Courier New" fo:font-size="15pt" style:text-underline-style="none" fo:font-weight="normal" officeooo:rsid="001c2749" officeooo:paragraph-rsid="00127736" style:font-size-asian="15pt" style:font-weight-asian="normal" style:font-size-complex="15pt" style:font-weight-complex="normal"/>
    </style:style>
    <style:style style:name="P7" style:family="paragraph" style:parent-style-name="Heading_20_1">
      <style:text-properties style:font-name="Courier New" fo:font-size="26pt" style:font-size-asian="26pt" style:font-size-complex="26pt"/>
    </style:style>
    <style:style style:name="P8" style:family="paragraph" style:parent-style-name="Heading_20_1">
      <style:text-properties style:font-name="Courier New" fo:font-size="26pt" officeooo:rsid="00127736" officeooo:paragraph-rsid="00127736" style:font-size-asian="26pt" style:font-size-complex="26pt"/>
    </style:style>
    <style:style style:name="P9" style:family="paragraph" style:parent-style-name="Standard">
      <style:text-properties fo:font-size="15pt" fo:font-weight="bold" officeooo:rsid="001c2749" officeooo:paragraph-rsid="00127736" style:font-size-asian="15pt" style:font-weight-asian="bold" style:font-size-complex="15pt" style:font-weight-complex="bold"/>
    </style:style>
    <style:style style:name="P10" style:family="paragraph" style:parent-style-name="Standard">
      <style:text-properties fo:font-size="15pt" fo:font-weight="normal" officeooo:rsid="001c2749" officeooo:paragraph-rsid="00127736" style:font-size-asian="15pt" style:font-weight-asian="normal" style:font-size-complex="15pt" style:font-weight-complex="normal"/>
    </style:style>
    <style:style style:name="P11" style:family="paragraph" style:parent-style-name="Standard">
      <style:text-properties fo:font-size="15pt" style:text-underline-style="none" fo:font-weight="bold" officeooo:rsid="001c2749" officeooo:paragraph-rsid="00127736" style:font-size-asian="15pt" style:font-weight-asian="bold" style:font-size-complex="15pt" style:font-weight-complex="bold"/>
    </style:style>
    <style:style style:name="P12" style:family="paragraph" style:parent-style-name="Standard">
      <style:text-properties style:text-underline-style="none" fo:font-weight="bold" officeooo:rsid="001c2749" officeooo:paragraph-rsid="00127736" style:font-weight-asian="bold" style:font-weight-complex="bold"/>
    </style:style>
    <style:style style:name="P13" style:family="paragraph" style:parent-style-name="Standard">
      <style:text-properties fo:font-size="15pt" style:text-underline-style="none" fo:font-weight="bold" officeooo:rsid="001c2749" officeooo:paragraph-rsid="00127736" style:font-size-asian="15pt" style:font-weight-asian="bold" style:font-size-complex="15pt" style:font-weight-complex="bold"/>
    </style:style>
    <style:style style:name="T1" style:family="text">
      <style:text-properties officeooo:rsid="00225d03"/>
    </style:style>
    <style:style style:name="T2" style:family="text">
      <style:text-properties officeooo:rsid="002559d5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2559d5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25b85c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030d3f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04c027" style:font-weight-asian="bold" style:font-weight-complex="bold"/>
    </style:style>
    <style:style style:name="T8" style:family="text">
      <style:text-properties style:text-underline-style="solid" style:text-underline-width="auto" style:text-underline-color="font-color" officeooo:rsid="00030d3f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2559d5"/>
    </style:style>
    <style:style style:name="T11" style:family="text">
      <style:text-properties style:text-underline-style="none" officeooo:rsid="0025b85c"/>
    </style:style>
    <style:style style:name="T12" style:family="text">
      <style:text-properties style:text-underline-style="none" officeooo:rsid="00030d3f"/>
    </style:style>
    <style:style style:name="T13" style:family="text">
      <style:text-properties style:text-underline-style="none" officeooo:rsid="001c2749"/>
    </style:style>
    <style:style style:name="T14" style:family="text">
      <style:text-properties style:text-underline-style="none" officeooo:rsid="0004c027"/>
    </style:style>
    <style:style style:name="T15" style:family="text">
      <style:text-properties style:text-underline-style="none" officeooo:rsid="000589b6"/>
    </style:style>
    <style:style style:name="T16" style:family="text">
      <style:text-properties style:text-underline-style="none" officeooo:rsid="001f12b1"/>
    </style:style>
    <style:style style:name="T17" style:family="text">
      <style:text-properties style:text-underline-style="none" officeooo:rsid="00092ebb"/>
    </style:style>
    <style:style style:name="T18" style:family="text">
      <style:text-properties style:text-underline-style="none" officeooo:rsid="000a3a50"/>
    </style:style>
    <style:style style:name="T19" style:family="text">
      <style:text-properties style:text-underline-style="none" officeooo:rsid="0003bcdc"/>
    </style:style>
    <style:style style:name="T20" style:family="text">
      <style:text-properties style:text-underline-style="none" officeooo:rsid="00100b03"/>
    </style:style>
    <style:style style:name="T21" style:family="text">
      <style:text-properties style:text-underline-style="none" officeooo:rsid="000fa670"/>
    </style:style>
    <style:style style:name="T22" style:family="text">
      <style:text-properties officeooo:rsid="0025b85c"/>
    </style:style>
    <style:style style:name="T23" style:family="text">
      <style:text-properties officeooo:rsid="00030d3f"/>
    </style:style>
    <style:style style:name="T24" style:family="text">
      <style:text-properties style:text-underline-style="long-dash" style:text-underline-width="auto" style:text-underline-color="font-color"/>
    </style:style>
    <style:style style:name="T25" style:family="text">
      <style:text-properties style:text-underline-style="long-dash" style:text-underline-width="auto" style:text-underline-color="font-color" officeooo:rsid="00092ebb"/>
    </style:style>
    <style:style style:name="T26" style:family="text">
      <style:text-properties style:text-underline-style="long-dash" style:text-underline-width="auto" style:text-underline-color="font-color" officeooo:rsid="000a3a50"/>
    </style:style>
    <style:style style:name="T27" style:family="text">
      <style:text-properties style:text-underline-style="long-dash" style:text-underline-width="auto" style:text-underline-color="font-color" officeooo:rsid="0003bcdc"/>
    </style:style>
    <style:style style:name="T28" style:family="text">
      <style:text-properties style:text-underline-style="long-dash" style:text-underline-width="auto" style:text-underline-color="font-color" officeooo:rsid="0004c027"/>
    </style:style>
    <style:style style:name="T29" style:family="text">
      <style:text-properties style:text-underline-style="long-dash" style:text-underline-width="auto" style:text-underline-color="font-color" officeooo:rsid="00100b03"/>
    </style:style>
    <style:style style:name="T30" style:family="text">
      <style:text-properties officeooo:rsid="0003bcdc"/>
    </style:style>
    <style:style style:name="T31" style:family="text">
      <style:text-properties officeooo:rsid="0004c027"/>
    </style:style>
    <style:style style:name="T32" style:family="text">
      <style:text-properties officeooo:rsid="000d760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/>
      <text:h text:style-name="P7" text:outline-level="1"><text:bookmark text:name="yui_3_17_2_1_1701816600922_831"/>Actividad 4.10 </text:h>
      <text:p text:style-name="P9"/>
      <text:p text:style-name="P9"/>
      <text:p text:style-name="P9">1. Regla de transformación de <text:span text:style-name="T1">e</text:span>ntidades y atributos.</text:p>
      <text:p text:style-name="P10"/>
      <text:p text:style-name="P3"><text:span text:style-name="T23">Clientes</text:span><text:span text:style-name="T2">(</text:span><text:span text:style-name="T4">#id</text:span><text:span text:style-name="T6">_cliente</text:span><text:span text:style-name="T10">, </text:span><text:span text:style-name="T8">nif</text:span><text:span text:style-name="T10">, </text:span><text:span text:style-name="T12">nombre</text:span><text:span text:style-name="T2">)</text:span></text:p>
      <text:p text:style-name="P4"/>
      <text:p text:style-name="P4">Telefonos_clientes (<text:span text:style-name="T3">#id_cliente, #telefono)</text:span></text:p>
      <text:p text:style-name="P5"><text:s text:c="7"/>id_cliente → Clientes(MC,BC)</text:p>
      <text:p text:style-name="P3"/>
      <text:p text:style-name="P3"><text:span text:style-name="T23">Proyectos</text:span><text:span text:style-name="T22">(</text:span><text:span text:style-name="T5">#id</text:span><text:span text:style-name="T11">, </text:span><text:span text:style-name="T8">proyecto</text:span><text:span text:style-name="T11">, </text:span><text:span text:style-name="T12">descripcion, presupuesto</text:span><text:span text:style-name="T22">)</text:span></text:p>
      <text:p text:style-name="P3"/>
      <text:p text:style-name="P3"><text:span text:style-name="T23">Empleados</text:span><text:span text:style-name="T2">(</text:span><text:span text:style-name="T4">#id</text:span><text:span text:style-name="T6">_empleado</text:span><text:span text:style-name="T10">, </text:span><text:span text:style-name="T8">dni</text:span><text:span text:style-name="T10">, </text:span><text:span text:style-name="T12">nombre</text:span><text:span text:style-name="T2">)</text:span></text:p>
      <text:p text:style-name="P4"/>
      <text:p text:style-name="P4">Telefonos_empleados (<text:span text:style-name="T3">#id_cliente, #telefono)</text:span></text:p>
      <text:p text:style-name="P5"><text:s text:c="7"/>id_cliente → Clientes(MC,BC)</text:p>
      <text:p text:style-name="P5"/>
      <text:p text:style-name="P1"><text:span text:style-name="T32">Beneficiarios</text:span>( <text:span text:style-name="T3">#id</text:span>, <text:span text:style-name="T23">no</text:span>mbre, <text:span text:style-name="T23">fecha_nac</text:span>, <text:span text:style-name="T24">id_empleado</text:span>) </text:p>
      <text:p text:style-name="P1"><text:s text:c="7"/><text:span text:style-name="T23">i</text:span>d_empleado -&gt; Empleado<text:span text:style-name="T30">s</text:span>(<text:span text:style-name="T23">M</text:span>C,<text:span text:style-name="T23">BC</text:span>) </text:p>
      <text:p text:style-name="P1"/>
      <text:p text:style-name="P9">2. Regla M:N.</text:p>
      <text:p text:style-name="P9"/>
      <text:p text:style-name="P3"><text:span text:style-name="T23">Clientes</text:span><text:span text:style-name="T2">(</text:span><text:span text:style-name="T4">#id</text:span><text:span text:style-name="T6">_cliente</text:span><text:span text:style-name="T10">, </text:span><text:span text:style-name="T8">nif</text:span><text:span text:style-name="T10">, </text:span><text:span text:style-name="T12">nombre</text:span><text:span text:style-name="T2">)</text:span></text:p>
      <text:p text:style-name="P4"/>
      <text:p text:style-name="P4">Telefonos_clientes (<text:span text:style-name="T3">#id_cliente, #telefono)</text:span></text:p>
      <text:p text:style-name="P5"><text:s text:c="7"/>id_cliente → Clientes(MC,BC)</text:p>
      <text:p text:style-name="P3"/>
      <text:p text:style-name="P3"><text:span text:style-name="T23">Proyectos</text:span><text:span text:style-name="T22">(</text:span><text:span text:style-name="T5">#id</text:span><text:span text:style-name="T11">, </text:span><text:span text:style-name="T8">proyecto</text:span><text:span text:style-name="T11">, </text:span><text:span text:style-name="T12">descripcion, presupuesto</text:span><text:span text:style-name="T22">)</text:span></text:p>
      <text:p text:style-name="P3"/>
      <text:p text:style-name="P3"><text:span text:style-name="T23">Empleados</text:span><text:span text:style-name="T2">(</text:span><text:span text:style-name="T4">#id</text:span><text:span text:style-name="T6">_empleado</text:span><text:span text:style-name="T10">, </text:span><text:span text:style-name="T8">dni</text:span><text:span text:style-name="T10">, </text:span><text:span text:style-name="T12">nombre</text:span><text:span text:style-name="T2">)</text:span></text:p>
      <text:p text:style-name="P4"/>
      <text:p text:style-name="P4">Telefonos_empleados (<text:span text:style-name="T3">#id_cliente, #telefono)</text:span></text:p>
      <text:p text:style-name="P5"><text:s text:c="7"/>id_cliente → Clientes(MC,BC)</text:p>
      <text:p text:style-name="P5"/>
      <text:p text:style-name="P1"><text:span text:style-name="T32">Beneficiarios</text:span>( <text:span text:style-name="T3">#id</text:span>, <text:span text:style-name="T23">no</text:span>mbre, <text:span text:style-name="T23">fecha_nac</text:span>, <text:span text:style-name="T24">id_empleado</text:span>) </text:p>
      <text:p text:style-name="P1"><text:s text:c="7"/><text:span text:style-name="T23">i</text:span>d_empleado → Empleado<text:span text:style-name="T31">s</text:span>(<text:span text:style-name="T23">M</text:span>C,<text:span text:style-name="T23">BC</text:span>) </text:p>
      <text:p text:style-name="P1"/>
      <text:p text:style-name="P2"><text:soft-page-break/>Ha_realizado (<text:span text:style-name="T4">#id</text:span><text:span text:style-name="T6">_empleado, </text:span><text:span text:style-name="T3">#id_</text:span><text:span text:style-name="T7">proyecto</text:span><text:span text:style-name="T3">,</text:span><text:span text:style-name="T9"> </text:span><text:span text:style-name="T14">horas, valoracion, f_fin, f_inicio)</text:span></text:p>
      <text:p text:style-name="P2"><text:span text:style-name="T14"><text:s text:c="7"/></text:span><text:span text:style-name="T12">i</text:span><text:span text:style-name="T13">d_empleado → Empleado</text:span><text:span text:style-name="T14">s</text:span><text:span text:style-name="T13">(</text:span><text:span text:style-name="T12">M</text:span><text:span text:style-name="T13">C,</text:span><text:span text:style-name="T12">B</text:span><text:span text:style-name="T14">R</text:span><text:span text:style-name="T13">) </text:span></text:p>
      <text:p text:style-name="P2"><text:span text:style-name="T13"><text:s text:c="7"/></text:span><text:span text:style-name="T12">i</text:span><text:span text:style-name="T13">d_</text:span><text:span text:style-name="T14">proyecto</text:span><text:span text:style-name="T13"> → </text:span><text:span text:style-name="T14">Proyectos</text:span><text:span text:style-name="T13">(</text:span><text:span text:style-name="T12">M</text:span><text:span text:style-name="T13">C,</text:span><text:span text:style-name="T12">B</text:span><text:span text:style-name="T15">R</text:span><text:span text:style-name="T13">) </text:span></text:p>
      <text:p text:style-name="P6"/>
      <text:p text:style-name="P6"/>
      <text:p text:style-name="P6"/>
      <text:p text:style-name="P6"/>
      <text:p text:style-name="P9"><text:span text:style-name="T9">3. Regla </text:span><text:span text:style-name="T16">1</text:span><text:span text:style-name="T9">:N</text:span></text:p>
      <text:p text:style-name="P11"/>
      <text:p text:style-name="P3"><text:span text:style-name="T23">Clientes</text:span><text:span text:style-name="T2">(</text:span><text:span text:style-name="T4">#id</text:span><text:span text:style-name="T6">_cliente</text:span><text:span text:style-name="T10">, </text:span><text:span text:style-name="T8">nif</text:span><text:span text:style-name="T10">, </text:span><text:span text:style-name="T12">nombre</text:span><text:span text:style-name="T2">)</text:span></text:p>
      <text:p text:style-name="P4"/>
      <text:p text:style-name="P4">Telefonos_clientes (<text:span text:style-name="T3">#id_cliente, #telefono)</text:span></text:p>
      <text:p text:style-name="P5"><text:s text:c="7"/>id_cliente → Clientes(MC,BC)</text:p>
      <text:p text:style-name="P3"/>
      <text:p text:style-name="P3"><text:span text:style-name="T23">Proyectos</text:span><text:span text:style-name="T22">(</text:span><text:span text:style-name="T5">#id</text:span><text:span text:style-name="T11">, </text:span><text:span text:style-name="T8">proyecto</text:span><text:span text:style-name="T11">, </text:span><text:span text:style-name="T12">descripcion, presupuesto, </text:span><text:span text:style-name="T25">id_cliente,</text:span><text:span text:style-name="T17"> </text:span><text:span text:style-name="T26">id_empleado</text:span><text:span text:style-name="T22">)</text:span></text:p>
      <text:p text:style-name="P3"><text:s text:c="7"/><text:span text:style-name="T12">id_cliente → Clientes(MC,B</text:span><text:span text:style-name="T18">N</text:span><text:span text:style-name="T12">)</text:span></text:p>
      <text:p text:style-name="P1"><text:span text:style-name="T12"><text:s text:c="7"/>id_empleado → Empleado</text:span><text:span text:style-name="T19">s</text:span><text:span text:style-name="T12">(MC,B</text:span><text:span text:style-name="T18">N</text:span><text:span text:style-name="T12">) </text:span></text:p>
      <text:p text:style-name="P3"/>
      <text:p text:style-name="P3"/>
      <text:p text:style-name="P3"><text:span text:style-name="T23">Empleados</text:span><text:span text:style-name="T2">(</text:span><text:span text:style-name="T4">#id</text:span><text:span text:style-name="T6">_empleado</text:span><text:span text:style-name="T10">, </text:span><text:span text:style-name="T8">dni</text:span><text:span text:style-name="T10">, </text:span><text:span text:style-name="T12">nombre, </text:span><text:span text:style-name="T27">id_</text:span><text:span text:style-name="T28">proyecto</text:span><text:span text:style-name="T14">, </text:span><text:span text:style-name="T29">id_supervisor</text:span><text:span text:style-name="T2">)</text:span></text:p>
      <text:p text:style-name="P4"><text:s text:c="7"/><text:span text:style-name="T9">i</text:span><text:span text:style-name="T13">d_</text:span><text:span text:style-name="T14">proyecto</text:span><text:span text:style-name="T13"> → </text:span><text:span text:style-name="T14">Proyectos</text:span><text:span text:style-name="T13">(</text:span><text:span text:style-name="T9">M</text:span><text:span text:style-name="T13">C,</text:span><text:span text:style-name="T9">B</text:span><text:span text:style-name="T21">N</text:span><text:span text:style-name="T13">)</text:span></text:p>
      <text:p text:style-name="P4"><text:span text:style-name="T13"><text:s text:c="7"/></text:span><text:span text:style-name="T9">i</text:span><text:span text:style-name="T13">d_</text:span><text:span text:style-name="T20">supervisor</text:span><text:span text:style-name="T13"> → </text:span><text:span text:style-name="T20">Empleados</text:span><text:span text:style-name="T13">(</text:span><text:span text:style-name="T9">M</text:span><text:span text:style-name="T13">C,</text:span><text:span text:style-name="T9">B</text:span><text:span text:style-name="T20">R</text:span><text:span text:style-name="T13">)</text:span></text:p>
      <text:p text:style-name="P6"/>
      <text:p text:style-name="P4">Telefonos_empleados (<text:span text:style-name="T3">#id_cliente, #telefono)</text:span></text:p>
      <text:p text:style-name="P5"><text:s text:c="7"/>id_cliente → Clientes(MC,BC)</text:p>
      <text:p text:style-name="P5"/>
      <text:p text:style-name="P1"><text:span text:style-name="T32">Beneficiarios</text:span>( <text:span text:style-name="T3">#id</text:span>, <text:span text:style-name="T23">no</text:span>mbre, <text:span text:style-name="T23">fecha_nac</text:span>, <text:span text:style-name="T24">id_empleado</text:span>) </text:p>
      <text:p text:style-name="P1"><text:s text:c="7"/><text:span text:style-name="T23">i</text:span>d_empleado → Empleado<text:span text:style-name="T31">s</text:span>(<text:span text:style-name="T23">M</text:span>C,<text:span text:style-name="T23">BC</text:span>) </text:p>
      <text:p text:style-name="P1"/>
      <text:p text:style-name="P2">Ha_realizado (<text:span text:style-name="T4">#id</text:span><text:span text:style-name="T6">_empleado, </text:span><text:span text:style-name="T3">#id_</text:span><text:span text:style-name="T7">proyecto</text:span><text:span text:style-name="T3">,</text:span><text:span text:style-name="T9"> </text:span><text:span text:style-name="T14">horas, valoracion, f_fin, f_inicio)</text:span></text:p>
      <text:p text:style-name="P2"><text:span text:style-name="T14"><text:s text:c="7"/></text:span><text:span text:style-name="T12">i</text:span><text:span text:style-name="T13">d_empleado → Empleado</text:span><text:span text:style-name="T14">s</text:span><text:span text:style-name="T13">(</text:span><text:span text:style-name="T12">M</text:span><text:span text:style-name="T13">C,</text:span><text:span text:style-name="T12">B</text:span><text:span text:style-name="T14">R</text:span><text:span text:style-name="T13">) </text:span></text:p>
      <text:p text:style-name="P2"><text:span text:style-name="T13"><text:s text:c="7"/></text:span><text:span text:style-name="T12">i</text:span><text:span text:style-name="T13">d_</text:span><text:span text:style-name="T14">proyecto</text:span><text:span text:style-name="T13"> → </text:span><text:span text:style-name="T14">Proyectos</text:span><text:span text:style-name="T13">(</text:span><text:span text:style-name="T12">M</text:span><text:span text:style-name="T13">C,</text:span><text:span text:style-name="T12">B</text:span><text:span text:style-name="T15">R</text:span><text:span text:style-name="T13">)</text:span></text:p>
      <text:p text:style-name="P6"><text:s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1">4. Regla 1:1</text:p>
      <text:p text:style-name="P12"/>
      <text:p text:style-name="P3"><text:span text:style-name="T23">Clientes</text:span><text:span text:style-name="T2">(</text:span><text:span text:style-name="T4">#id</text:span><text:span text:style-name="T6">_cliente</text:span><text:span text:style-name="T10">, </text:span><text:span text:style-name="T8">nif</text:span><text:span text:style-name="T10">, </text:span><text:span text:style-name="T12">nombre</text:span><text:span text:style-name="T2">)</text:span></text:p>
      <text:p text:style-name="P4"/>
      <text:p text:style-name="P4">Telefonos_clientes (<text:span text:style-name="T3">#id_cliente, #telefono)</text:span></text:p>
      <text:p text:style-name="P5"><text:s text:c="7"/>id_cliente → Clientes(MC,BC)</text:p>
      <text:p text:style-name="P3"/>
      <text:p text:style-name="P3"><text:span text:style-name="T23">Proyectos</text:span><text:span text:style-name="T22">(</text:span><text:span text:style-name="T5">#id</text:span><text:span text:style-name="T11">, </text:span><text:span text:style-name="T8">proyecto</text:span><text:span text:style-name="T11">, </text:span><text:span text:style-name="T12">descripcion, presupuesto, </text:span><text:span text:style-name="T25">id_cliente,</text:span><text:span text:style-name="T17"> </text:span><text:span text:style-name="T26">id_empleado</text:span><text:span text:style-name="T22">)</text:span></text:p>
      <text:p text:style-name="P3"><text:s text:c="7"/><text:span text:style-name="T12">id_cliente → Clientes(MC,B</text:span><text:span text:style-name="T18">N</text:span><text:span text:style-name="T12">)</text:span></text:p>
      <text:p text:style-name="P1"><text:span text:style-name="T12"><text:s text:c="7"/>id_empleado → Empleado</text:span><text:span text:style-name="T19">s</text:span><text:span text:style-name="T12">(MC,B</text:span><text:span text:style-name="T18">N</text:span><text:span text:style-name="T12">) </text:span></text:p>
      <text:p text:style-name="P3"/>
      <text:p text:style-name="P3"/>
      <text:p text:style-name="P3"><text:span text:style-name="T23">Empleados</text:span><text:span text:style-name="T2">(</text:span><text:span text:style-name="T4">#id</text:span><text:span text:style-name="T6">_empleado</text:span><text:span text:style-name="T10">, </text:span><text:span text:style-name="T8">dni</text:span><text:span text:style-name="T10">, </text:span><text:span text:style-name="T12">nombre, </text:span><text:span text:style-name="T27">id_</text:span><text:span text:style-name="T28">proyecto</text:span><text:span text:style-name="T14">, </text:span><text:span text:style-name="T29">id_supervisor</text:span><text:span text:style-name="T2">)</text:span></text:p>
      <text:p text:style-name="P4"><text:s text:c="7"/><text:span text:style-name="T9">i</text:span><text:span text:style-name="T13">d_</text:span><text:span text:style-name="T14">proyecto</text:span><text:span text:style-name="T13"> → </text:span><text:span text:style-name="T14">Proyectos</text:span><text:span text:style-name="T13">(</text:span><text:span text:style-name="T9">M</text:span><text:span text:style-name="T13">C,</text:span><text:span text:style-name="T9">B</text:span><text:span text:style-name="T21">N</text:span><text:span text:style-name="T13">)</text:span></text:p>
      <text:p text:style-name="P4"><text:span text:style-name="T13"><text:s text:c="7"/></text:span><text:span text:style-name="T9">i</text:span><text:span text:style-name="T13">d_</text:span><text:span text:style-name="T20">supervisor</text:span><text:span text:style-name="T13"> → </text:span><text:span text:style-name="T20">Empleados</text:span><text:span text:style-name="T13">(</text:span><text:span text:style-name="T9">M</text:span><text:span text:style-name="T13">C,</text:span><text:span text:style-name="T9">B</text:span><text:span text:style-name="T20">R</text:span><text:span text:style-name="T13">)</text:span></text:p>
      <text:p text:style-name="P6"/>
      <text:p text:style-name="P4">Telefonos_empleados (<text:span text:style-name="T3">#id_cliente, #telefono)</text:span></text:p>
      <text:p text:style-name="P5"><text:s text:c="7"/>id_cliente → Clientes(MC,BC)</text:p>
      <text:p text:style-name="P5"/>
      <text:p text:style-name="P1"><text:span text:style-name="T32">Beneficiarios</text:span>( <text:span text:style-name="T3">#id</text:span>, <text:span text:style-name="T23">no</text:span>mbre, <text:span text:style-name="T23">fecha_nac</text:span>, <text:span text:style-name="T24">id_empleado</text:span>) </text:p>
      <text:p text:style-name="P1"><text:s text:c="7"/><text:span text:style-name="T23">i</text:span>d_empleado → Empleado<text:span text:style-name="T31">s</text:span>(<text:span text:style-name="T23">M</text:span>C,<text:span text:style-name="T23">BC</text:span>) </text:p>
      <text:p text:style-name="P1"/>
      <text:p text:style-name="P2">Ha_realizado (<text:span text:style-name="T4">#id</text:span><text:span text:style-name="T6">_empleado, </text:span><text:span text:style-name="T3">#id_</text:span><text:span text:style-name="T7">proyecto</text:span><text:span text:style-name="T3">,</text:span><text:span text:style-name="T9"> </text:span><text:span text:style-name="T14">horas, valoracion, f_fin, f_inicio)</text:span></text:p>
      <text:p text:style-name="P2"><text:span text:style-name="T14"><text:s text:c="7"/></text:span><text:span text:style-name="T12">i</text:span><text:span text:style-name="T13">d_empleado → Empleado</text:span><text:span text:style-name="T14">s</text:span><text:span text:style-name="T13">(</text:span><text:span text:style-name="T12">M</text:span><text:span text:style-name="T13">C,</text:span><text:span text:style-name="T12">B</text:span><text:span text:style-name="T14">R</text:span><text:span text:style-name="T13">) </text:span></text:p>
      <text:p text:style-name="P2"><text:span text:style-name="T13"><text:s text:c="7"/></text:span><text:span text:style-name="T12">i</text:span><text:span text:style-name="T13">d_</text:span><text:span text:style-name="T14">proyecto</text:span><text:span text:style-name="T13"> → </text:span><text:span text:style-name="T14">Proyectos</text:span><text:span text:style-name="T13">(</text:span><text:span text:style-name="T12">M</text:span><text:span text:style-name="T13">C,</text:span><text:span text:style-name="T12">B</text:span><text:span text:style-name="T15">R</text:span><text:span text:style-name="T13">)</text:span></text:p>
      <text:p text:style-name="P6"><text:s/></text:p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5. Modelo Relacional Definitivo</text:p>
      <text:p text:style-name="P11"/>
      <text:p text:style-name="P3"><text:span text:style-name="T23">Clientes</text:span><text:span text:style-name="T2">(</text:span><text:span text:style-name="T4">#id</text:span><text:span text:style-name="T6">_cliente</text:span><text:span text:style-name="T10">, </text:span><text:span text:style-name="T8">nif</text:span><text:span text:style-name="T10">, </text:span><text:span text:style-name="T12">nombre</text:span><text:span text:style-name="T2">)</text:span></text:p>
      <text:p text:style-name="P4"/>
      <text:p text:style-name="P4">Telefonos_clientes (<text:span text:style-name="T3">#id_cliente, #telefono)</text:span></text:p>
      <text:p text:style-name="P5"><text:s text:c="7"/>id_cliente → Clientes(MC,BC)</text:p>
      <text:p text:style-name="P3"/>
      <text:p text:style-name="P3"><text:span text:style-name="T23">Proyectos</text:span><text:span text:style-name="T22">(</text:span><text:span text:style-name="T5">#id</text:span><text:span text:style-name="T11">, </text:span><text:span text:style-name="T8">proyecto</text:span><text:span text:style-name="T11">, </text:span><text:span text:style-name="T12">descripcion, presupuesto, </text:span><text:span text:style-name="T25">id_cliente,</text:span><text:span text:style-name="T17"> </text:span><text:span text:style-name="T26">id_empleado</text:span><text:span text:style-name="T22">)</text:span></text:p>
      <text:p text:style-name="P3"><text:s text:c="7"/><text:span text:style-name="T12">id_cliente → Clientes(MC,B</text:span><text:span text:style-name="T18">N</text:span><text:span text:style-name="T12">)</text:span></text:p>
      <text:p text:style-name="P1"><text:span text:style-name="T12"><text:s text:c="7"/>id_empleado → Empleado</text:span><text:span text:style-name="T19">s</text:span><text:span text:style-name="T12">(MC,B</text:span><text:span text:style-name="T18">N</text:span><text:span text:style-name="T12">) </text:span></text:p>
      <text:p text:style-name="P3"/>
      <text:p text:style-name="P3"/>
      <text:p text:style-name="P3"><text:span text:style-name="T23">Empleados</text:span><text:span text:style-name="T2">(</text:span><text:span text:style-name="T4">#id</text:span><text:span text:style-name="T6">_empleado</text:span><text:span text:style-name="T10">, </text:span><text:span text:style-name="T8">dni</text:span><text:span text:style-name="T10">, </text:span><text:span text:style-name="T12">nombre, </text:span><text:span text:style-name="T27">id_</text:span><text:span text:style-name="T28">proyecto</text:span><text:span text:style-name="T14">, </text:span><text:span text:style-name="T29">id_supervisor</text:span><text:span text:style-name="T2">)</text:span></text:p>
      <text:p text:style-name="P4"><text:s text:c="7"/><text:span text:style-name="T9">i</text:span><text:span text:style-name="T13">d_</text:span><text:span text:style-name="T14">proyecto</text:span><text:span text:style-name="T13"> → </text:span><text:span text:style-name="T14">Proyectos</text:span><text:span text:style-name="T13">(</text:span><text:span text:style-name="T9">M</text:span><text:span text:style-name="T13">C,</text:span><text:span text:style-name="T9">B</text:span><text:span text:style-name="T21">N</text:span><text:span text:style-name="T13">)</text:span></text:p>
      <text:p text:style-name="P4"><text:span text:style-name="T13"><text:s text:c="7"/></text:span><text:span text:style-name="T9">i</text:span><text:span text:style-name="T13">d_</text:span><text:span text:style-name="T20">supervisor</text:span><text:span text:style-name="T13"> → </text:span><text:span text:style-name="T20">Empleados</text:span><text:span text:style-name="T13">(</text:span><text:span text:style-name="T9">M</text:span><text:span text:style-name="T13">C,</text:span><text:span text:style-name="T9">B</text:span><text:span text:style-name="T20">R</text:span><text:span text:style-name="T13">)</text:span></text:p>
      <text:p text:style-name="P6"/>
      <text:p text:style-name="P4">Telefonos_empleados (<text:span text:style-name="T3">#id_cliente, #telefono)</text:span></text:p>
      <text:p text:style-name="P5"><text:s text:c="7"/>id_cliente → Clientes(MC,BC)</text:p>
      <text:p text:style-name="P5"/>
      <text:p text:style-name="P1"><text:span text:style-name="T32">Beneficiarios</text:span>( <text:span text:style-name="T3">#id</text:span>, <text:span text:style-name="T23">no</text:span>mbre, <text:span text:style-name="T23">fecha_nac</text:span>, <text:span text:style-name="T24">id_empleado</text:span>) </text:p>
      <text:p text:style-name="P1"><text:s text:c="7"/><text:span text:style-name="T23">i</text:span>d_empleado → Empleado<text:span text:style-name="T31">s</text:span>(<text:span text:style-name="T23">M</text:span>C,<text:span text:style-name="T23">BC</text:span>) </text:p>
      <text:p text:style-name="P1"/>
      <text:p text:style-name="P2">Ha_realizado (<text:span text:style-name="T4">#id</text:span><text:span text:style-name="T6">_empleado, </text:span><text:span text:style-name="T3">#id_</text:span><text:span text:style-name="T7">proyecto</text:span><text:span text:style-name="T3">,</text:span><text:span text:style-name="T9"> </text:span><text:span text:style-name="T14">horas, valoracion, f_fin, f_inicio)</text:span></text:p>
      <text:p text:style-name="P2"><text:span text:style-name="T14"><text:s text:c="7"/></text:span><text:span text:style-name="T12">i</text:span><text:span text:style-name="T13">d_empleado → Empleado</text:span><text:span text:style-name="T14">s</text:span><text:span text:style-name="T13">(</text:span><text:span text:style-name="T12">M</text:span><text:span text:style-name="T13">C,</text:span><text:span text:style-name="T12">B</text:span><text:span text:style-name="T14">R</text:span><text:span text:style-name="T13">) </text:span></text:p>
      <text:p text:style-name="P2"><text:span text:style-name="T13"><text:s text:c="7"/></text:span><text:span text:style-name="T12">i</text:span><text:span text:style-name="T13">d_</text:span><text:span text:style-name="T14">proyecto</text:span><text:span text:style-name="T13"> → </text:span><text:span text:style-name="T14">Proyectos</text:span><text:span text:style-name="T13">(</text:span><text:span text:style-name="T12">M</text:span><text:span text:style-name="T13">C,</text:span><text:span text:style-name="T12">B</text:span><text:span text:style-name="T15">R</text:span><text:span text:style-name="T13">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5T23:50:42.970000000</meta:creation-date>
    <meta:generator>LibreOffice/7.5.6.2$Windows_X86_64 LibreOffice_project/f654817fb68d6d4600d7d2f6b647e47729f55f15</meta:generator>
    <dc:date>2023-12-12T09:39:33.600000000</dc:date>
    <meta:editing-duration>PT44M54S</meta:editing-duration>
    <meta:editing-cycles>15</meta:editing-cycles>
    <meta:document-statistic meta:table-count="0" meta:image-count="0" meta:object-count="0" meta:page-count="4" meta:paragraph-count="77" meta:word-count="273" meta:character-count="3188" meta:non-whitespace-character-count="2724"/>
  </office:meta>
</office:document-meta>
</file>